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27.21mm" svg:height="71.61mm" svg:x="89.48mm" svg:y="69.32mm">
            <draw:object draw:notify-on-update-of-ranges="Tabelle1.A1:Tabelle1.A1 Tabelle1.A2:Tabelle1.A21 Tabelle1.B1:Tabelle1.B1 Tabelle1.B2:Tabelle1.B21 Tabelle1.A1:Tabelle1.A1 Tabelle1.A2:Tabelle1.A21 Tabelle1.C1:Tabelle1.C1 Tabelle1.C2:Tabelle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6.38mm" svg:height="66.14mm" svg:x="88.94mm" svg:y="1.33mm">
            <draw:object draw:notify-on-update-of-ranges="Tabelle1.A1:Tabelle1.A1 Tabelle1.A2:Tabelle1.A11 Tabelle1.B1:Tabelle1.B1 Tabelle1.B2:Tabelle1.B11 Tabelle1.A1:Tabelle1.A1 Tabelle1.A2:Tabelle1.A11 Tabelle1.C1:Tabelle1.C1 Tabelle1.C2:Tabelle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3" calcext:value-type="float">
            <text:p>0,053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73" calcext:value-type="float">
            <text:p>0,17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33" calcext:value-type="float">
            <text:p>0,433</text:p>
          </table:table-cell>
          <table:table-cell office:value-type="float" office:value="0.722" calcext:value-type="float">
            <text:p>0,7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7" calcext:value-type="float">
            <text:p>0,847</text:p>
          </table:table-cell>
          <table:table-cell office:value-type="float" office:value="2.145" calcext:value-type="float">
            <text:p>2,1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93" calcext:value-type="float">
            <text:p>1,493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409" calcext:value-type="float">
            <text:p>2,409</text:p>
          </table:table-cell>
          <table:table-cell office:value-type="float" office:value="3.676" calcext:value-type="float">
            <text:p>3,6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806" calcext:value-type="float">
            <text:p>3,806</text:p>
          </table:table-cell>
          <table:table-cell office:value-type="float" office:value="5.036" calcext:value-type="float">
            <text:p>5,0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157" calcext:value-type="float">
            <text:p>5,157</text:p>
          </table:table-cell>
          <table:table-cell office:value-type="float" office:value="6.826" calcext:value-type="float">
            <text:p>6,8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426" calcext:value-type="float">
            <text:p>5,426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955" calcext:value-type="float">
            <text:p>6,955</text:p>
          </table:table-cell>
          <table:table-cell office:value-type="float" office:value="12.144" calcext:value-type="float">
            <text:p>12,1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.678" calcext:value-type="float">
            <text:p>10,678</text:p>
          </table:table-cell>
          <table:table-cell office:value-type="float" office:value="14.753" calcext:value-type="float">
            <text:p>14,7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.334" calcext:value-type="float">
            <text:p>11,334</text:p>
          </table:table-cell>
          <table:table-cell office:value-type="float" office:value="18.954" calcext:value-type="float">
            <text:p>18,9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.277" calcext:value-type="float">
            <text:p>14,277</text:p>
          </table:table-cell>
          <table:table-cell office:value-type="float" office:value="28.639" calcext:value-type="float">
            <text:p>28,63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.935" calcext:value-type="float">
            <text:p>16,935</text:p>
          </table:table-cell>
          <table:table-cell office:value-type="float" office:value="70.783" calcext:value-type="float">
            <text:p>70,78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532" calcext:value-type="float">
            <text:p>25,532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6.29" calcext:value-type="float">
            <text:p>26,29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1.745" calcext:value-type="float">
            <text:p>31,745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7.128" calcext:value-type="float">
            <text:p>37,12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.699" calcext:value-type="float">
            <text:p>47,6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5:11:18.059414815</meta:creation-date>
    <dc:date>2018-11-08T15:48:32.662514298</dc:date>
    <meta:editing-duration>PT16M42S</meta:editing-duration>
    <meta:editing-cycles>4</meta:editing-cycles>
    <meta:generator>LibreOffice/6.0.6.2$Linux_X86_64 LibreOffice_project/00$Build-2</meta:generator>
    <meta:document-statistic meta:table-count="1" meta:cell-count="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22cm" svg:height="7.162cm" xlink:href=".." xlink:type="simple" chart:class="chart:scatter" chart:style-name="ch1">
        <chart:legend chart:legend-position="end" svg:x="10.293cm" svg:y="3.033cm" style:legend-expansion="high" chart:style-name="ch2"/>
        <chart:plot-area chart:style-name="ch3" table:cell-range-address="Tabelle1.A1:Tabelle1.C21" chart:data-source-has-labels="row" svg:x="0.254cm" svg:y="0.143cm" svg:width="9.785cm" svg:height="6.876cm">
          <chartooo:coordinate-region svg:x="0.875cm" svg:y="0.342cm" svg:width="8.792cm" svg:height="6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21" chart:label-cell-address="Tabelle1.B1:Tabelle1.B1" chart:class="chart:scatter">
            <chart:domain table:cell-range-address="Tabelle1.A2:Tabelle1.A21"/>
            <chart:data-point chart:repeated="20"/>
          </chart:series>
          <chart:series chart:style-name="ch7" chart:values-cell-range-address="Tabelle1.C2:Tabelle1.C21" chart:label-cell-address="Tabelle1.C1:Tabelle1.C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ortran</text:p>
                <draw:g>
                  <svg:desc>Tabelle1.B1:Tabelle1.B1</svg:desc>
                </draw:g>
              </table:table-cell>
              <table:table-cell office:value-type="string">
                <text:p>C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1.A2:Tabelle1.A21</svg:desc>
                </draw:g>
              </table:table-cell>
              <table:table-cell office:value-type="float" office:value="0.01">
                <text:p>0.01</text:p>
                <draw:g>
                  <svg:desc>Tabelle1.B2:Tabelle1.B21</svg:desc>
                </draw:g>
              </table:table-cell>
              <table:table-cell office:value-type="float" office:value="0.006">
                <text:p>0.006</text:p>
                <draw:g>
                  <svg:desc>Tabelle1.C2:Tabelle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53">
                <text:p>0.05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73">
                <text:p>0.17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433">
                <text:p>0.433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847">
                <text:p>0.847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493">
                <text:p>1.493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.409">
                <text:p>2.409</text:p>
              </table:table-cell>
              <table:table-cell office:value-type="float" office:value="3.676">
                <text:p>3.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806">
                <text:p>3.806</text:p>
              </table:table-cell>
              <table:table-cell office:value-type="float" office:value="5.036">
                <text:p>5.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.157">
                <text:p>5.157</text:p>
              </table:table-cell>
              <table:table-cell office:value-type="float" office:value="6.826">
                <text:p>6.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.426">
                <text:p>5.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.955">
                <text:p>6.955</text:p>
              </table:table-cell>
              <table:table-cell office:value-type="float" office:value="12.144">
                <text:p>12.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0.678">
                <text:p>10.678</text:p>
              </table:table-cell>
              <table:table-cell office:value-type="float" office:value="14.753">
                <text:p>14.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1.334">
                <text:p>11.334</text:p>
              </table:table-cell>
              <table:table-cell office:value-type="float" office:value="18.954">
                <text:p>18.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4.277">
                <text:p>14.277</text:p>
              </table:table-cell>
              <table:table-cell office:value-type="float" office:value="28.639">
                <text:p>28.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6.935">
                <text:p>16.935</text:p>
              </table:table-cell>
              <table:table-cell office:value-type="float" office:value="70.783">
                <text:p>70.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25.532">
                <text:p>25.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26.29">
                <text:p>26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31.745">
                <text:p>31.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37.128">
                <text:p>37.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47.699">
                <text:p>47.6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39cm" svg:height="6.615cm" xlink:href=".." xlink:type="simple" chart:class="chart:scatter" chart:style-name="ch1">
        <chart:legend chart:legend-position="end" svg:x="10.21cm" svg:y="2.759cm" style:legend-expansion="high" chart:style-name="ch2"/>
        <chart:plot-area chart:style-name="ch3" table:cell-range-address="Tabelle1.A1:Tabelle1.C11" chart:data-source-has-labels="row" svg:x="0.252cm" svg:y="0.132cm" svg:width="9.706cm" svg:height="6.351cm">
          <chartooo:coordinate-region svg:x="0.688cm" svg:y="0.331cm" svg:width="8.898cm" svg:height="5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1" chart:label-cell-address="Tabelle1.B1:Tabelle1.B1" chart:class="chart:scatter">
            <chart:domain table:cell-range-address="Tabelle1.A2:Tabelle1.A11"/>
            <chart:data-point chart:repeated="10"/>
          </chart:series>
          <chart:series chart:style-name="ch7" chart:values-cell-range-address="Tabelle1.C2:Tabelle1.C11" chart:label-cell-address="Tabelle1.C1:Tabelle1.C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ortran</text:p>
                <draw:g>
                  <svg:desc>Tabelle1.B1:Tabelle1.B1</svg:desc>
                </draw:g>
              </table:table-cell>
              <table:table-cell office:value-type="string">
                <text:p>C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1.A2:Tabelle1.A11</svg:desc>
                </draw:g>
              </table:table-cell>
              <table:table-cell office:value-type="float" office:value="0.01">
                <text:p>0.01</text:p>
                <draw:g>
                  <svg:desc>Tabelle1.B2:Tabelle1.B11</svg:desc>
                </draw:g>
              </table:table-cell>
              <table:table-cell office:value-type="float" office:value="0.006">
                <text:p>0.006</text:p>
                <draw:g>
                  <svg:desc>Tabelle1.C2:Tabe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53">
                <text:p>0.05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73">
                <text:p>0.17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433">
                <text:p>0.433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847">
                <text:p>0.847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493">
                <text:p>1.493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.409">
                <text:p>2.409</text:p>
              </table:table-cell>
              <table:table-cell office:value-type="float" office:value="3.676">
                <text:p>3.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806">
                <text:p>3.806</text:p>
              </table:table-cell>
              <table:table-cell office:value-type="float" office:value="5.036">
                <text:p>5.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.157">
                <text:p>5.157</text:p>
              </table:table-cell>
              <table:table-cell office:value-type="float" office:value="6.826">
                <text:p>6.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.426">
                <text:p>5.4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